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사랑 밖에 모르는 남자 </text:p>
      <text:p text:style-name="Standard"/>
      <text:p text:style-name="Standard">사실 다른 것은 잘 모른다. </text:p>
      <text:p text:style-name="Standard">사랑하다는 것 이외에는 </text:p>
      <text:p text:style-name="Standard">그럼 어떻게 먹고 살것이냐고</text:p>
      <text:p text:style-name="Standard">아직 잘 모르겠다. 그러나 사랑한다고</text:p>
      <text:p text:style-name="Standard">그럼 어떻게 우리의 관계가 지속되지?</text:p>
      <text:p text:style-name="Standard">먹고 사는 문제 이전에 사랑이 있잖아</text:p>
      <text:p text:style-name="Standard">사랑이 밥먹여주나?</text:p>
      <text:p text:style-name="Standard">밥 먹여준다. 사랑하기 때문에 밥을 먹는다. </text:p>
      <text:p text:style-name="Standard">나는야 사랑밖에 모르는 남자</text:p>
      <text:p text:style-name="Standard">그래서 지금도 사랑하기 때문에 </text:p>
      <text:p text:style-name="Standard">불안하면서도 자유롭고</text:p>
      <text:p text:style-name="Standard">미약하면서 강건하고</text:p>
      <text:p text:style-name="Standard">순박하면서도 씸플하다. </text:p>
      <text:p text:style-name="Standard">사랑의 힘이 여기까지 나를 버티고 이기고 살게 해주었다. </text:p>
      <text:p text:style-name="Standard">그래서 오늘 사랑밖에는 잘 모른다고 단언한다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4:56:20</meta:creation-date>
    <dc:date>2014-08-06T15:01:01</dc:date>
    <meta:editing-duration>P0D</meta:editing-duration>
    <meta:editing-cycles>1</meta:editing-cycles>
    <meta:document-statistic meta:table-count="0" meta:image-count="0" meta:object-count="0" meta:page-count="1" meta:paragraph-count="16" meta:word-count="207" meta:character-count="276" meta:non-whitespace-character-count="216"/>
    <meta:generator>LibreOffice/3.5$Linux_X86_64 LibreOffice_project/350m1$Build-2</meta:generator>
  </office:meta>
</office:document-meta>
</file>